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Project proposals</text:h>
      <text:h text:style-name="Heading_20_2" text:outline-level="2">1. Segregation</text:h>
      <text:list text:style-name="L1">
        <text:list-item>
          <text:p text:style-name="P1"><text:span text:style-name="T1">Data:</text:span> census data (household, population) and the corresponding basemap</text:p>
        </text:list-item>
        <text:list-item>
          <text:p text:style-name="P1"><text:span text:style-name="T1">Objects:</text:span> categories of population (scheduled castes or tribes, professional status, etc.)</text:p>
        </text:list-item>
        <text:list-item>
          <text:p text:style-name="P1"><text:span text:style-name="T1">Methods:</text:span> similarity index, theil entropy, segregation index tournament, autocorrelation, implementation of Cortese's Z (Cortese el al., 1976, "Further considerations on the methodological analysis of segregation indices", American Sociological Review, vol.41, nº4, pp.630-637.)</text:p>
        </text:list-item>
      </text:list>
      <text:h text:style-name="Heading_20_2" text:outline-level="2">2. Amenities</text:h>
      <text:list text:style-name="L2">
        <text:list-item>
          <text:p text:style-name="P2"><text:span text:style-name="T1">Data:</text:span> census data (amenities) and the corresponding basemap and OSM data</text:p>
        </text:list-item>
        <text:list-item>
          <text:p text:style-name="P2"><text:span text:style-name="T1">Objects:</text:span> multivariate and spatialized characterization of the set of amenities (hospital, school, water, etc.) at the household level and at the village level</text:p>
        </text:list-item>
        <text:list-item>
          <text:p text:style-name="P2"><text:span text:style-name="T1">Methods:</text:span> multivariate geometrical analysis (PCA, hierarchical clustering), distance gradients, highlighting multiscale variation (regional vs. subregional effect)</text:p>
        </text:list-item>
      </text:list>
      <text:h text:style-name="Heading_20_2" text:outline-level="2">3. Fire occurence</text:h>
      <text:list text:style-name="L3">
        <text:list-item>
          <text:p text:style-name="P3"><text:span text:style-name="T1">Data:</text:span> fire occcerrence database (MODIS), census data (amenities or population) and the corresponding basemap and OSM data</text:p>
        </text:list-item>
        <text:list-item>
          <text:p text:style-name="P3"><text:span text:style-name="T1">Objects:</text:span> crisis management, urbanization, socio-economical processes (agricultural practices)</text:p>
        </text:list-item>
        <text:list-item>
          <text:p text:style-name="P3"><text:span text:style-name="T1">Methods:</text:span> point pattern analysis, routing, accessibility measures, time se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